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handas" svg:font-family="Chanda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6.537cm"/>
    </style:style>
    <style:style style:name="gr2" style:family="graphic" style:parent-style-name="objectwithoutfill">
      <style:graphic-properties svg:stroke-width="0.053cm" svg:stroke-color="#666666" draw:marker-start="Rounded_20_short_20_Arrow" draw:marker-start-width="0.279cm" draw:marker-end="Rounded_20_short_20_Arrow" draw:marker-end-width="0.279cm" draw:fill="none" draw:textarea-vertical-align="middle" fo:padding-top="0.151cm" fo:padding-bottom="0.151cm" fo:padding-left="0.276cm" fo:padding-right="0.276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57cm" fo:min-width="0cm"/>
    </style:style>
    <style:style style:name="gr4" style:family="graphic" style:parent-style-name="standard">
      <style:graphic-properties draw:stroke="none" draw:fill="none" fo:min-height="6.345cm"/>
    </style:style>
    <style:style style:name="gr5" style:family="graphic" style:parent-style-name="standard">
      <style:graphic-properties draw:stroke="none" draw:fill="none" draw:textarea-vertical-align="bottom" fo:min-height="5.437cm"/>
    </style:style>
    <style:style style:name="gr6" style:family="graphic" style:parent-style-name="standard">
      <style:graphic-properties draw:stroke="none" draw:fill="none" fo:min-height="1.15cm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svg:stroke-width="0.053cm" svg:stroke-color="#ed1c24" draw:marker-start-width="0.279cm" draw:marker-end-width="0.279cm" draw:fill="none" draw:textarea-horizontal-align="justify" draw:textarea-vertical-align="middle" draw:auto-grow-height="false" fo:min-height="6.09cm" fo:min-width="0.868cm" fo:padding-top="0.151cm" fo:padding-bottom="0.151cm" fo:padding-left="0.276cm" fo:padding-right="0.276cm"/>
    </style:style>
    <style:style style:name="gr9" style:family="graphic" style:parent-style-name="standard">
      <style:graphic-properties draw:stroke="none" draw:fill="none" fo:min-height="7.881cm"/>
    </style:style>
    <style:style style:name="gr10" style:family="graphic" style:parent-style-name="standard">
      <style:graphic-properties draw:stroke="none" draw:fill="none" draw:textarea-vertical-align="top" fo:min-height="5.581cm"/>
    </style:style>
    <style:style style:name="pr1" style:family="presentation" style:parent-style-name="Standard-notes">
      <style:graphic-properties draw:fill-color="#ffffff" fo:min-height="13.364cm"/>
    </style:style>
    <style:style style:name="P1" style:family="paragraph">
      <style:paragraph-properties fo:line-height="115%"/>
    </style:style>
    <style:style style:name="P2" style:family="paragraph">
      <style:paragraph-properties fo:margin-left="0cm" fo:margin-right="0cm" fo:margin-top="0cm" fo:margin-bottom="0cm" fo:line-height="115%" fo:text-indent="0cm"/>
    </style:style>
    <style:style style:name="P3" style:family="paragraph">
      <loext:graphic-properties draw:fill="none"/>
      <style:paragraph-properties fo:line-height="115%"/>
      <style:text-properties style:font-name="Chandas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end"/>
    </style:style>
    <style:style style:name="P6" style:family="paragraph">
      <loext:graphic-properties draw:fill="none" draw:fill-color="#ffffff"/>
      <style:paragraph-properties fo:text-align="end"/>
    </style:style>
    <style:style style:name="P7" style:family="paragraph">
      <style:paragraph-properties fo:line-height="115%" fo:text-align="justify"/>
    </style:style>
    <style:style style:name="P8" style:family="paragraph">
      <loext:graphic-properties draw:fill="none"/>
      <style:paragraph-properties fo:line-height="115%" fo:text-align="justify"/>
      <style:text-properties style:font-name="Chandas" fo:font-size="17.5pt" style:font-size-asian="17.5pt" style:font-size-complex="17.5pt"/>
    </style:style>
    <style:style style:name="P9" style:family="paragraph">
      <style:paragraph-properties fo:margin-top="0.1cm" fo:margin-bottom="0.1cm" fo:line-height="115%" fo:text-align="justify"/>
    </style:style>
    <style:style style:name="P10" style:family="paragraph">
      <style:paragraph-properties fo:margin-top="0cm" fo:margin-bottom="0.1cm" fo:line-height="115%" fo:text-align="justify"/>
    </style:style>
    <style:style style:name="P11" style:family="paragraph">
      <loext:graphic-properties draw:fill="none"/>
      <style:paragraph-properties fo:line-height="115%" fo:text-align="justify"/>
      <style:text-properties fo:font-size="19pt" style:font-size-asian="19pt" style:font-size-complex="19pt"/>
    </style:style>
    <style:style style:name="P12" style:family="paragraph">
      <loext:graphic-properties draw:fill="none"/>
      <style:text-properties fo:font-size="22pt" style:font-size-asian="22pt" style:font-size-complex="22pt"/>
    </style:style>
    <style:style style:name="P13" style:family="paragraph">
      <loext:graphic-properties draw:fill-color="#ffffff"/>
    </style:style>
    <style:style style:name="P14" style:family="paragraph">
      <loext:graphic-properties draw:fill="none"/>
      <style:paragraph-properties fo:line-height="115%" fo:text-align="justify"/>
      <style:text-properties style:font-name="Chandas" fo:font-size="17.5pt" fo:font-weight="normal" style:font-size-asian="17.5pt" style:font-weight-asian="normal" style:font-size-complex="17.5pt" style:font-weight-complex="normal"/>
    </style:style>
    <style:style style:name="P15" style:family="paragraph">
      <style:paragraph-properties fo:text-align="justify"/>
    </style:style>
    <style:style style:name="P16" style:family="paragraph">
      <style:paragraph-properties fo:margin-top="0.2cm" fo:margin-bottom="0.2cm" fo:text-align="justify"/>
    </style:style>
    <style:style style:name="P17" style:family="paragraph">
      <style:paragraph-properties fo:margin-top="0cm" fo:margin-bottom="0.2cm" fo:text-align="justify"/>
    </style:style>
    <style:style style:name="P18" style:family="paragraph">
      <loext:graphic-properties draw:fill="none"/>
      <style:paragraph-properties fo:text-align="justify"/>
      <style:text-properties fo:font-size="18.5pt" style:font-size-asian="18.5pt" style:font-size-complex="18.5pt"/>
    </style:style>
    <style:style style:name="P19" style:family="paragraph">
      <style:paragraph-properties fo:margin-left="0cm" fo:margin-right="0cm" fo:margin-top="0cm" fo:margin-bottom="0cm" fo:line-height="115%" fo:text-align="justify" fo:text-indent="0cm"/>
    </style:style>
    <style:style style:name="T1" style:family="text">
      <style:text-properties fo:color="#ed1c24" fo:font-weight="bold" style:font-weight-asian="bold" style:font-weight-complex="bold"/>
    </style:style>
    <style:style style:name="T2" style:family="text">
      <style:text-properties fo:color="#000000"/>
    </style:style>
    <style:style style:name="T3" style:family="text">
      <style:text-properties fo:font-variant="normal" fo:text-transform="none" fo:color="#000000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ef413d" style:text-outline="false" style:text-line-through-style="none" style:text-line-through-type="none" style:font-name="Liberation Sans" fo:font-size="17pt" fo:font-style="normal" fo:text-shadow="none" style:text-underline-style="none" fo:font-weight="bold" style:letter-kerning="true" style:font-name-asian="Noto Sans CJK SC Regular" style:font-size-asian="17pt" style:font-style-asian="normal" style:font-weight-asian="bold" style:font-name-complex="Lohit Devanagari" style:font-size-complex="17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color="#ed1c24" fo:font-size="16pt" fo:font-weight="bold" style:font-size-asian="16pt" style:font-weight-asian="bold" style:font-size-complex="16pt" style:font-weight-complex="bold"/>
    </style:style>
    <style:style style:name="T7" style:family="text">
      <style:text-properties fo:font-size="19pt" style:font-size-asian="19pt" style:font-size-complex="19pt"/>
    </style:style>
    <style:style style:name="T8" style:family="text">
      <style:text-properties fo:font-size="17.5pt" style:font-size-asian="17.5pt" style:font-size-complex="17.5pt"/>
    </style:style>
    <style:style style:name="T9" style:family="text">
      <style:text-properties fo:font-size="17.5pt" fo:font-weight="bold" style:font-size-asian="17.5pt" style:font-weight-asian="bold" style:font-size-complex="17.5pt" style:font-weight-complex="bold"/>
    </style:style>
    <style:style style:name="T10" style:family="text">
      <style:text-properties fo:font-size="17.5pt" fo:font-weight="normal" style:font-size-asian="17.5pt" style:font-weight-asian="normal" style:font-size-complex="17.5pt" style:font-weight-complex="normal"/>
    </style:style>
    <style:style style:name="T11" style:family="text">
      <style:text-properties fo:font-size="19pt" fo:font-weight="bold" style:font-size-asian="19pt" style:font-weight-asian="bold" style:font-size-complex="19pt" style:font-weight-complex="bold"/>
    </style:style>
    <style:style style:name="T12" style:family="text">
      <style:text-properties fo:color="#ef413d" fo:font-size="19pt" fo:font-weight="bold" style:font-size-asian="19pt" style:font-weight-asian="bold" style:font-size-complex="19pt" style:font-weight-complex="bold"/>
    </style:style>
    <style:style style:name="T13" style:family="text">
      <style:text-properties fo:font-size="19pt" fo:font-style="italic" fo:font-weight="bold" style:font-size-asian="19pt" style:font-style-asian="italic" style:font-weight-asian="bold" style:font-size-complex="19pt" style:font-style-complex="italic" style:font-weight-complex="bold"/>
    </style:style>
    <style:style style:name="T14" style:family="text">
      <style:text-properties fo:font-size="22pt" style:font-size-asian="22pt" style:font-size-complex="22pt"/>
    </style:style>
    <style:style style:name="T15" style:family="text">
      <style:text-properties fo:font-variant="normal" fo:text-transform="none" fo:color="#ef413d" style:text-outline="false" style:text-line-through-style="solid" style:text-line-through-type="single" style:font-name="Liberation Sans" fo:font-size="17pt" fo:font-style="normal" fo:text-shadow="none" style:text-underline-style="none" fo:font-weight="bold" style:letter-kerning="true" style:font-name-asian="Noto Sans CJK SC Regular" style:font-size-asian="17pt" style:font-style-asian="normal" style:font-weight-asian="bold" style:font-name-complex="Lohit Devanagari" style:font-size-complex="17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808080" style:text-outline="false" style:text-line-through-style="solid" style:text-line-through-type="singl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color="#808080" style:text-line-through-style="solid" style:text-line-through-type="single"/>
    </style:style>
    <style:style style:name="T18" style:family="text">
      <style:text-properties fo:color="#ed1c24" style:text-line-through-style="solid" style:text-line-through-type="single" fo:font-size="16.5pt" fo:font-weight="bold" style:font-size-asian="16.5pt" style:font-weight-asian="bold" style:font-size-complex="16.5pt" style:font-weight-complex="bold"/>
    </style:style>
    <style:style style:name="T19" style:family="text">
      <style:text-properties fo:color="#808080" style:text-line-through-style="solid" style:text-line-through-type="single" fo:font-size="17.5pt" fo:font-weight="normal" style:font-size-asian="17.5pt" style:font-weight-asian="normal" style:font-size-complex="17.5pt" style:font-weight-complex="normal"/>
    </style:style>
    <style:style style:name="T20" style:family="text">
      <style:text-properties fo:font-size="18.5pt" style:font-size-asian="18.5pt" style:font-size-complex="18.5pt"/>
    </style:style>
    <style:style style:name="T21" style:family="text">
      <style:text-properties fo:font-size="18.5pt" fo:font-weight="bold" style:font-size-asian="18.5pt" style:font-weight-asian="bold" style:font-size-complex="18.5pt" style:font-weight-complex="bold"/>
    </style:style>
    <style:style style:name="T22" style:family="text">
      <style:text-properties fo:font-size="18.5pt" fo:font-weight="normal" style:font-size-asian="18.5pt" style:font-weight-asian="normal" style:font-size-complex="18.5pt" style:font-weight-complex="normal"/>
    </style:style>
    <style:style style:name="T23" style:family="text">
      <style:text-properties fo:color="#ed1c24" fo:font-size="18.5pt" fo:font-weight="bold" style:font-size-asian="18.5pt" style:font-weight-asian="bold" style:font-size-complex="18.5pt" style:font-weight-complex="bold"/>
    </style:style>
    <style:style style:name="T24" style:family="text">
      <style:text-properties fo:font-size="18.5pt" style:text-underline-style="solid" style:text-underline-width="auto" style:text-underline-color="font-color" style:font-size-asian="18.5pt" style:font-size-complex="18.5pt"/>
    </style:style>
    <style:style style:name="T25" style:family="text">
      <style:text-properties fo:font-size="19pt" fo:font-weight="normal" style:font-size-asian="19pt" style:font-weight-asian="normal" style:font-size-complex="19pt" style:font-weight-complex="normal"/>
    </style:style>
    <style:style style:name="T26" style:family="text">
      <style:text-properties fo:color="#00a65d" fo:font-size="19pt" fo:font-weight="bold" style:font-size-asian="19pt" style:font-weight-asian="bold" style:font-size-complex="19pt" style:font-weight-complex="bold"/>
    </style:style>
    <style:style style:name="T27" style:family="text">
      <style:text-properties fo:font-size="15pt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28" style:family="text">
      <style:text-properties fo:color="#00a65d" fo:font-size="15pt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29" style:family="text">
      <style:text-properties fo:color="#000000" fo:font-size="15pt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30" style:family="text">
      <style:text-properties fo:color="#ed1c24" fo:font-size="19pt" fo:font-weight="bold" style:font-size-asian="19pt" style:font-weight-asian="bold" style:font-size-complex="19pt" style:font-weight-complex="bold"/>
    </style:style>
    <style:style style:name="T31" style:family="text">
      <style:text-properties fo:font-size="22pt" fo:font-weight="normal" style:font-size-asian="22pt" style:font-weight-asian="normal" style:font-size-complex="2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draw:style-name="gr1" draw:text-style-name="P3" draw:layer="layout" svg:width="15.8cm" svg:height="6.787cm" svg:x="10.667cm" svg:y="0.835cm">
          <draw:text-box>
            <text:p text:style-name="P1">GGAAAT<text:span text:style-name="T1">NNN</text:span>AACTTTTGTATCAAGTGTGTTACGGC</text:p>
            <text:p text:style-name="P1">GGAAAT<text:span text:style-name="T1">NNN</text:span>AACTTTTGTATCAAGTGTGTTACGGC</text:p>
            <text:p text:style-name="P2">GGAAAT<text:span text:style-name="T2">CGAAACTTTTGTATCAAGTGTGTTACGGC</text:span></text:p>
            <text:p text:style-name="P2"><text:span text:style-name="T3">GGAAATCG</text:span><text:span text:style-name="T4">AAACTTTTGTATCAAGTGTGTTACGGC</text:span><text:span text:style-name="T5">NNNNN</text:span><text:span text:style-name="T3">TCG</text:span><text:span text:style-name="T2">AAACTTTTGTATCAAGTGTGTTACGGC</text:span></text:p>
            <text:p text:style-name="P2"><text:span text:style-name="T5">NNNNN</text:span><text:span text:style-name="T3">TCG</text:span><text:span text:style-name="T2">AAACTTTTGTATCAAGTGTGTTACGGC</text:span></text:p>
            <text:p text:style-name="P2"><text:span text:style-name="T3">GGAAA</text:span><text:span text:style-name="T2">TCGAAACTTTTGTATCAAGTGTG</text:span><text:span text:style-name="T6">NNNNN</text:span><text:span text:style-name="T2">GC</text:span></text:p>
            <text:p text:style-name="P2"><text:span text:style-name="T3">GGAAATCG</text:span><text:span text:style-name="T4">AAACTTTTGTATCAAGTGTG</text:span><text:span text:style-name="T6">NNNNN</text:span>GC</text:p>
          </draw:text-box>
        </draw:frame>
        <draw:line draw:style-name="gr2" draw:text-style-name="P4" draw:layer="layout" svg:x1="11cm" svg:y1="0.9cm" svg:x2="26cm" svg:y2="0.9cm">
          <text:p/>
        </draw:line>
        <draw:frame draw:style-name="gr3" draw:text-style-name="P6" draw:layer="layout" svg:width="3.2cm" svg:height="1.707cm" svg:x="17.067cm" svg:y="-0.031cm">
          <draw:text-box>
            <text:p text:style-name="P5"><text:span text:style-name="T7">L = 35bp</text:span></text:p>
            <text:p text:style-name="P5"/>
          </draw:text-box>
        </draw:frame>
        <draw:frame draw:style-name="gr4" draw:text-style-name="P8" draw:layer="layout" svg:width="9.233cm" svg:height="6.595cm" svg:x="0.567cm" svg:y="0.835cm">
          <draw:text-box>
            <text:p text:style-name="P7"><text:span text:style-name="T8">gene_X</text:span><text:span text:style-name="T9">|</text:span><text:span text:style-name="T10">species_A</text:span><text:span text:style-name="T9">|</text:span><text:span text:style-name="T8">Bob</text:span><text:span text:style-name="T9">|</text:span><text:span text:style-name="T8">allele1</text:span></text:p>
            <text:p text:style-name="P7"><text:span text:style-name="T8">gene_X</text:span><text:span text:style-name="T9">|</text:span><text:span text:style-name="T10">species_A</text:span><text:span text:style-name="T9">|</text:span><text:span text:style-name="T8">Bob</text:span><text:span text:style-name="T9">|</text:span><text:span text:style-name="T8">allele2</text:span></text:p>
            <text:p text:style-name="P7"><text:span text:style-name="T8">gene_X</text:span><text:span text:style-name="T9">|</text:span><text:span text:style-name="T10">species_A</text:span><text:span text:style-name="T9">|</text:span><text:span text:style-name="T10">Lea</text:span><text:span text:style-name="T9">|</text:span><text:span text:style-name="T8">allele1</text:span></text:p>
            <text:p text:style-name="P7"><text:span text:style-name="T8">gene_X</text:span><text:span text:style-name="T9">|</text:span><text:span text:style-name="T10">species_A</text:span><text:span text:style-name="T9">|</text:span><text:span text:style-name="T10">Lea</text:span><text:span text:style-name="T9">|</text:span><text:span text:style-name="T8">allele2</text:span></text:p>
            <text:p text:style-name="P7"><text:span text:style-name="T8">gene_X</text:span><text:span text:style-name="T9">|</text:span><text:span text:style-name="T8">species_B</text:span><text:span text:style-name="T9">|</text:span><text:span text:style-name="T8">Amy</text:span><text:span text:style-name="T9">|</text:span><text:span text:style-name="T8">allele1</text:span></text:p>
            <text:p text:style-name="P7"><text:span text:style-name="T8">gene_X</text:span><text:span text:style-name="T9">|</text:span><text:span text:style-name="T8">species_B</text:span><text:span text:style-name="T9">|</text:span><text:span text:style-name="T8">Amy</text:span><text:span text:style-name="T9">|</text:span><text:span text:style-name="T8">allele2</text:span></text:p>
            <text:p text:style-name="P7"><text:span text:style-name="T8">gene_X</text:span><text:span text:style-name="T9">|</text:span><text:span text:style-name="T8">species_B</text:span><text:span text:style-name="T9">|</text:span><text:span text:style-name="T8">Dan</text:span><text:span text:style-name="T9">|</text:span><text:span text:style-name="T8">allele1</text:span></text:p>
            <text:p text:style-name="P7"><text:span text:style-name="T8">gene_X</text:span><text:span text:style-name="T9">|</text:span><text:span text:style-name="T8">species_B</text:span><text:span text:style-name="T9">|</text:span><text:span text:style-name="T8">Dan</text:span><text:span text:style-name="T9">|</text:span><text:span text:style-name="T8">allele2</text:span></text:p>
          </draw:text-box>
        </draw:frame>
        <draw:frame draw:style-name="gr5" draw:text-style-name="P11" draw:layer="layout" svg:width="27.693cm" svg:height="5.687cm" svg:x="0.2cm" svg:y="7.8cm">
          <draw:text-box>
            <text:p text:style-name="P7"><text:span text:style-name="T11">If max_N_tolerated is set to 0.1:</text:span></text:p>
            <text:p text:style-name="P9"><text:span text:style-name="T7"><text:tab/></text:span><text:span text:style-name="T7">The sequences of Bob's alleles 1 and 2 have a proportion of </text:span><text:span text:style-name="T12">N</text:span><text:span text:style-name="T7"> ~0.0086 (3/35) and </text:span><text:span text:style-name="T13">will not be removed</text:span><text:span text:style-name="T7"> from the analysis because </text:span><text:span text:style-name="T11">&lt;0.1</text:span><text:span text:style-name="T7">.</text:span></text:p>
            <text:p text:style-name="P10"><text:span text:style-name="T7"><text:tab/></text:span><text:span text:style-name="T7">Lea's sequences have no </text:span><text:span text:style-name="T12">N</text:span><text:span text:style-name="T7"> and will be kept.</text:span></text:p>
            <text:p text:style-name="P7"><text:span text:style-name="T7"><text:tab/></text:span><text:span text:style-name="T7">Gene_X sequenced in Amy and Dan have an </text:span><text:span text:style-name="T12">N</text:span><text:span text:style-name="T7"> proportion of ~0.1426 (5/35) and will be removed from the analysis because </text:span><text:span text:style-name="T11">&gt;0.1</text:span><text:span text:style-name="T7">.</text:span></text:p>
          </draw:text-box>
        </draw:frame>
        <draw:frame draw:style-name="gr6" draw:text-style-name="P12" draw:layer="layout" svg:width="27.4cm" svg:height="1.4cm" svg:x="0.2cm" svg:y="14cm">
          <draw:text-box>
            <text:p><text:span text:style-name="T14">After this filter, there are 4 sequences left: the 2 from Bob and the 2 from Sam.</text:span></text:p>
          </draw:text-box>
        </draw:frame>
        <presentation:notes draw:style-name="dp2">
          <draw:page-thumbnail draw:style-name="gr7" draw:layer="layout" svg:width="19.798cm" svg:height="11.136cm" svg:x="0.6cm" svg:y="2.257cm" draw:page-number="1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draw:frame draw:style-name="gr1" draw:text-style-name="P3" draw:layer="layout" svg:width="15.8cm" svg:height="6.787cm" svg:x="10.667cm" svg:y="0.735cm">
          <draw:text-box>
            <text:p text:style-name="P1">GGAAAT<text:span text:style-name="T1">NNN</text:span>AACTTTTGTATCAAGTGTGTTACGGC</text:p>
            <text:p text:style-name="P1">GGAAAT<text:span text:style-name="T1">NNN</text:span>AACTTTTGTATCAAGTGTGTTACGGC</text:p>
            <text:p text:style-name="P2">GGAAAT<text:span text:style-name="T2">CGAAACTTTTGTATCAAGTGTGTTACGGC</text:span></text:p>
            <text:p text:style-name="P2"><text:span text:style-name="T3">GGAAATCG</text:span><text:span text:style-name="T4">AAACTTTTGTATCAAGTGTGTTACGGC</text:span><text:span text:style-name="T15">NNNNN</text:span><text:span text:style-name="T16">TCG</text:span><text:span text:style-name="T17">AAACTTTTGTATCAAGTGTGTTACGGC</text:span></text:p>
            <text:p text:style-name="P2"><text:span text:style-name="T15">NNNNN</text:span><text:span text:style-name="T16">TCG</text:span><text:span text:style-name="T17">AAACTTTTGTATCAAGTGTGTTACGGC</text:span></text:p>
            <text:p text:style-name="P2"><text:span text:style-name="T16">GGAAA</text:span><text:span text:style-name="T17">TCGAAACTTTTGTATCAAGTGTG</text:span><text:span text:style-name="T18">NNNNN</text:span><text:span text:style-name="T17">GC</text:span></text:p>
            <text:p text:style-name="P2"><text:span text:style-name="T16">GGAAATCGAAACTTTTGTATCAAGTGTG</text:span><text:span text:style-name="T18">NNNNN</text:span><text:span text:style-name="T17">GC</text:span></text:p>
          </draw:text-box>
        </draw:frame>
        <draw:line draw:style-name="gr2" draw:text-style-name="P4" draw:layer="layout" svg:x1="11cm" svg:y1="0.8cm" svg:x2="26cm" svg:y2="0.8cm">
          <text:p/>
        </draw:line>
        <draw:frame draw:style-name="gr3" draw:text-style-name="P6" draw:layer="layout" svg:width="3.2cm" svg:height="1.707cm" svg:x="17.067cm" svg:y="-0.131cm">
          <draw:text-box>
            <text:p text:style-name="P5"><text:span text:style-name="T7">L = 35bp</text:span></text:p>
            <text:p text:style-name="P5"/>
          </draw:text-box>
        </draw:frame>
        <draw:frame draw:style-name="gr4" draw:text-style-name="P14" draw:layer="layout" svg:width="9.233cm" svg:height="6.595cm" svg:x="0.567cm" svg:y="0.735cm">
          <draw:text-box>
            <text:p text:style-name="P7"><text:span text:style-name="T10">gene_X|species_A|Bob|allele1</text:span></text:p>
            <text:p text:style-name="P7"><text:span text:style-name="T10">gene_X|species_A|Bob|allele2</text:span></text:p>
            <text:p text:style-name="P7"><text:span text:style-name="T10">gene_X|species_A|Lea|allele1</text:span></text:p>
            <text:p text:style-name="P7"><text:span text:style-name="T10">gene_X|species_A|Lea|allele2</text:span></text:p>
            <text:p text:style-name="P7"><text:span text:style-name="T19">gene_X|species_B|Amy|allele1</text:span></text:p>
            <text:p text:style-name="P7"><text:span text:style-name="T19">gene_X|species_B|Amy|allele2</text:span></text:p>
            <text:p text:style-name="P7"><text:span text:style-name="T19">gene_X|species_B|Dan|allele1</text:span></text:p>
            <text:p text:style-name="P7"><text:span text:style-name="T19">gene_X|species_B|Dan|allele2</text:span></text:p>
          </draw:text-box>
        </draw:frame>
        <draw:custom-shape draw:style-name="gr8" draw:text-style-name="P4" draw:layer="layout" svg:width="1.42cm" svg:height="6.392cm" svg:x="13.498cm" svg:y="0.956cm">
          <text:p/>
          <draw:enhanced-geometry svg:viewBox="0 0 21600 21600" draw:type="rectangle" draw:enhanced-path="M 0 0 L 21600 0 21600 21600 0 21600 0 0 Z N"/>
        </draw:custom-shape>
        <draw:frame draw:style-name="gr9" draw:text-style-name="P18" draw:layer="layout" svg:width="26.6cm" svg:height="8.131cm" svg:x="0.5cm" svg:y="7.564cm">
          <draw:text-box>
            <text:p text:style-name="P15"><text:span text:style-name="T20">The initial sequence has a length of </text:span><text:span text:style-name="T21">35bp</text:span><text:span text:style-name="T20">. As we assume here a </text:span><text:span text:style-name="T21">non-coding</text:span><text:span text:style-name="T20"> region, then there are </text:span><text:span text:style-name="T21">35 treatable sites </text:span><text:span text:style-name="T22">(but for a </text:span><text:span text:style-name="T21">coding region</text:span><text:span text:style-name="T22">, the number of sites corresponds to the sum of the number of synonymous sites along all codons).</text:span></text:p>
            <text:p text:style-name="P16"><text:span text:style-name="T20">Here, positions 7, 8 and 9 of Bob's sequences contain </text:span><text:span text:style-name="T23">N</text:span><text:span text:style-name="T20"> and will not be considered as treatable sites (Amy and Dan's </text:span><text:span text:style-name="T23">N's</text:span><text:span text:style-name="T20"> do not count because these individuals have a proportion of </text:span><text:span text:style-name="T23">N</text:span><text:span text:style-name="T20"> &gt; </text:span><text:span text:style-name="T21">max_N_tolerated</text:span><text:span text:style-name="T20"> </text:span><text:span text:style-name="T24">if</text:span><text:span text:style-name="T20"> </text:span><text:span text:style-name="T21">max_N_tolerated=0.1</text:span><text:span text:style-name="T20">).</text:span></text:p>
            <text:p text:style-name="P17"><text:span text:style-name="T20">Then : the gene named gene_X will be considered in the analysis because </text:span><text:span text:style-name="T24">it has 32 treatable sites</text:span><text:span text:style-name="T20">, higher than </text:span><text:span text:style-name="T21">Lmin</text:span><text:span text:style-name="T20"> if </text:span><text:span text:style-name="T21">Lmin=30</text:span><text:span text:style-name="T20">.</text:span></text:p>
            <text:p text:style-name="P15"><text:span text:style-name="T21">If Lmin = 32</text:span><text:span text:style-name="T20"> → gene_X also kept.</text:span></text:p>
            <text:p text:style-name="P15"><text:span text:style-name="T21">If Lmin = 33</text:span><text:span text:style-name="T20"> → gene_X removed from the analysis.</text:span></text:p>
          </draw:text-box>
        </draw:frame>
        <presentation:notes draw:style-name="dp2">
          <draw:page-thumbnail draw:style-name="gr7" draw:layer="layout" svg:width="19.798cm" svg:height="11.136cm" svg:x="0.6cm" svg:y="2.257cm" draw:page-number="2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>
        <draw:frame draw:style-name="gr1" draw:text-style-name="P3" draw:layer="layout" svg:width="15.8cm" svg:height="6.787cm" svg:x="10.667cm" svg:y="0.835cm">
          <draw:text-box>
            <text:p text:style-name="P2">GGAAAT<text:span text:style-name="T1">NNN</text:span>AACTTTTGTATCAAGTGTGTTACGGC</text:p>
            <text:p text:style-name="P2">GGAAAT<text:span text:style-name="T1">NNN</text:span>AACTTTTGTATCAAGTGTGTTACGGC</text:p>
            <text:p text:style-name="P2">GGAAAT<text:span text:style-name="T2">CGAAACTTTTGTATCAAGTGTGTTACGGC</text:span></text:p>
            <text:p text:style-name="P2"><text:span text:style-name="T3">GGAAATCG</text:span><text:span text:style-name="T4">AAACTTTTGTATCAAGTGTGTTACGGC</text:span><text:span text:style-name="T15">NNNNN</text:span><text:span text:style-name="T16">TCG</text:span><text:span text:style-name="T17">AAACTTTTGTATCAAGTGTGTTACGGC</text:span></text:p>
            <text:p text:style-name="P2"><text:span text:style-name="T15">NNNNN</text:span><text:span text:style-name="T16">TCG</text:span><text:span text:style-name="T17">AAACTTTTGTATCAAGTGTGTTACGGC</text:span></text:p>
            <text:p text:style-name="P2"><text:span text:style-name="T16">GGAAA</text:span><text:span text:style-name="T17">TCGAAACTTTTGTATCAAGTGTG</text:span><text:span text:style-name="T18">NNNNN</text:span><text:span text:style-name="T17">GC</text:span></text:p>
            <text:p text:style-name="P1"><text:span text:style-name="T16">GGAAATCGAAACTTTTGTATCAAGTGTG</text:span><text:span text:style-name="T18">NNNNN</text:span><text:span text:style-name="T17">GC</text:span></text:p>
          </draw:text-box>
        </draw:frame>
        <draw:line draw:style-name="gr2" draw:text-style-name="P4" draw:layer="layout" svg:x1="11cm" svg:y1="0.9cm" svg:x2="26cm" svg:y2="0.9cm">
          <text:p/>
        </draw:line>
        <draw:frame draw:style-name="gr3" draw:text-style-name="P6" draw:layer="layout" svg:width="3.2cm" svg:height="1.707cm" svg:x="17.067cm" svg:y="-0.031cm">
          <draw:text-box>
            <text:p text:style-name="P5"><text:span text:style-name="T7">L = 35bp</text:span></text:p>
            <text:p text:style-name="P5"/>
          </draw:text-box>
        </draw:frame>
        <draw:frame draw:style-name="gr4" draw:text-style-name="P14" draw:layer="layout" svg:width="9.233cm" svg:height="6.595cm" svg:x="0.567cm" svg:y="0.835cm">
          <draw:text-box>
            <text:p text:style-name="P19"><text:span text:style-name="T10">gene_X|species_A|Bob|allele1</text:span></text:p>
            <text:p text:style-name="P19"><text:span text:style-name="T10">gene_X|species_A|Bob|allele2</text:span></text:p>
            <text:p text:style-name="P19"><text:span text:style-name="T10">gene_X|species_A|Lea|allele1</text:span></text:p>
            <text:p text:style-name="P19"><text:span text:style-name="T10">gene_X|species_A|Lea|allele2</text:span></text:p>
            <text:p text:style-name="P19"><text:span text:style-name="T19">gene_X|species_B|Amy|allele1</text:span></text:p>
            <text:p text:style-name="P19"><text:span text:style-name="T19">gene_X|species_B|Amy|allele2</text:span></text:p>
            <text:p text:style-name="P19"><text:span text:style-name="T19">gene_X|species_B|Dan|allele1</text:span></text:p>
            <text:p text:style-name="P7"><text:span text:style-name="T19">gene_X|species_B|Dan|allele2</text:span></text:p>
          </draw:text-box>
        </draw:frame>
        <draw:frame draw:style-name="gr10" draw:text-style-name="P11" draw:layer="layout" svg:width="27.693cm" svg:height="5.831cm" svg:x="0.2cm" svg:y="8.969cm">
          <draw:text-box>
            <text:p text:style-name="P7"><text:span text:style-name="T11">If nMin is set to 2:</text:span></text:p>
            <text:p text:style-name="P7"><text:span text:style-name="T25">Based on </text:span><text:span text:style-name="T11">max_N_tolerated</text:span><text:span text:style-name="T25">, we have:</text:span></text:p>
            <text:p text:style-name="P7"><text:span text:style-name="T25"><text:tab/></text:span><text:span text:style-name="T25">species_A has 4 valid sequences (</text:span><text:span text:style-name="T11">&gt;nMin</text:span><text:span text:style-name="T25">) : </text:span><text:span text:style-name="T26">ok</text:span><text:span text:style-name="T25">. </text:span><text:span text:style-name="T27">(would remain </text:span><text:span text:style-name="T28">ok </text:span><text:span text:style-name="T29">even</text:span><text:span text:style-name="T27"> if Bob had been rejected)</text:span></text:p>
            <text:p text:style-name="P7"><text:span text:style-name="T25"><text:tab/></text:span><text:span text:style-name="T25">species_B has 0 valid sequence (</text:span><text:span text:style-name="T11">&lt;nMin</text:span><text:span text:style-name="T25">) : </text:span><text:span text:style-name="T30">not ok</text:span><text:span text:style-name="T25">.</text:span></text:p>
            <text:p text:style-name="P7"><text:span text:style-name="T25"/></text:p>
            <text:p text:style-name="P7"><text:span text:style-name="T31">The gene gene_X will therefore not be considered in the analysis.</text:span></text:p>
          </draw:text-box>
        </draw:frame>
        <presentation:notes draw:style-name="dp2">
          <draw:page-thumbnail draw:style-name="gr7" draw:layer="layout" svg:width="19.798cm" svg:height="11.136cm" svg:x="0.6cm" svg:y="2.257cm" draw:page-number="3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handas" svg:font-family="Chanda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22T18:25:33.881682891</meta:creation-date>
    <dc:date>2019-06-22T19:38:33.367669676</dc:date>
    <meta:editing-duration>PT22M20S</meta:editing-duration>
    <meta:editing-cycles>4</meta:editing-cycles>
    <meta:generator>LibreOffice/6.0.7.3$Linux_X86_64 LibreOffice_project/00m0$Build-3</meta:generator>
    <meta:document-statistic meta:object-count="44"/>
  </office:meta>
</office:document-meta>
</file>